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0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 </meta:initial-creator>
    <meta:creation-date>2014-03-28T00:12:19.828020138</meta:creation-date>
    <dc:date>2014-03-28T00:13:10.209839401</dc:date>
    <dc:creator>ad </dc:creator>
    <meta:editing-duration>P0D</meta:editing-duration>
    <meta:editing-cycles>1</meta:editing-cycles>
    <meta:document-statistic meta:table-count="1" meta:cell-count="142" meta:object-count="0"/>
    <meta:generator>LibreOffice/4.1.3.2$Linux_X86_64 LibreOffice_project/410m0$Build-2</meta:generator>
  </office:meta>
</office:document-meta>
</file>